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20000000CC8534537F79C778B2.png" manifest:media-type="image/png"/>
  <manifest:file-entry manifest:full-path="Pictures/100010580000879200001508D21A14F0A9096EB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draw:auto-grow-height="true" fo:min-height="2.6cm"/>
    </style:style>
    <style:style style:name="pr2" style:family="presentation" style:parent-style-name="BrightBlue-outline1">
      <style:graphic-properties fo:min-height="8.88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2.6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Operasi Aritmatika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Review Operasi Aritmatika Sederhana</text:p>
              </text:list-item>
              <text:list-item>
                <text:p>Menggunakan fungsi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Operasi String / Teks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Menggunakan fungs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07:16:52.114917834</meta:creation-date>
    <meta:editing-duration>P0D</meta:editing-duration>
    <meta:editing-cycles>1</meta:editing-cycles>
    <meta:generator>LibreOffice/5.3.1.2$Linux_X86_64 LibreOffice_project/30m0$Build-2</meta:generator>
    <dc:title>Bright Blue</dc:title>
    <meta:document-statistic meta:object-count="30"/>
  </office:meta>
</office:document-meta>
</file>